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65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919cm" fo:min-width="0.45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49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03cm" fo:min-width="0.77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3cm" fo:min-width="0.136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4cm" fo:min-width="0.13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3.232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.152cm" fo:margin-bottom="0.102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152cm" fo:margin-bottom="0.102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/text:p>
            <text:p text:style-name="P1"><text:span text:style-name="T2">-</text:span><text:span text:style-name="T2"> </text:span><text:span text:style-name="T2">S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o</text:span><text:span text:style-name="T2">f </text:span><text:span text:style-name="T2">a</text:span><text:span text:style-name="T2">r</text:span><text:span text:style-name="T2">r</text:span><text:span text:style-name="T2">a</text:span><text:span text:style-name="T2">n</text:span><text:span text:style-name="T2">g</text:span><text:span text:style-name="T2">i</text:span><text:span text:style-name="T2">n</text:span><text:span text:style-name="T2">g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(</text:span><text:span text:style-name="T2">a</text:span><text:span text:style-name="T2">s</text:span><text:span text:style-name="T2">c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)</text:span><text:span text:style-name="T2"> </text:span></text:p>
            <text:p text:style-name="P1"><text:span text:style-name="T2">-</text:span><text:span text:style-name="T2"> </text:span><text:span text:style-name="T2">S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 </text:span><text:span text:style-name="T2">f</text:span><text:span text:style-name="T2">o</text:span><text:span text:style-name="T2">r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c</text:span><text:span text:style-name="T2">y</text:span><text:span text:style-name="T2"> </text:span><text:span text:style-name="T2">o</text:span><text:span text:style-name="T2">f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 </text:span><text:span text:style-name="T2">(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)</text:span></text:p>
            <text:p><text:span text:style-name="T3"/></text:p>
            <text:p><text:span text:style-name="T1">C</text:span><text:span text:style-name="T1">o</text:span><text:span text:style-name="T1">m</text:span><text:span text:style-name="T1">m</text:span><text:span text:style-name="T1">o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/text:p>
            <text:p text:style-name="P2"><text:span text:style-name="T4"/></text:p>
            <text:p text:style-name="P2"><text:span text:style-name="T2">-</text:span><text:span text:style-name="T2"> </text:span><text:span text:style-name="T5">B</text:span><text:span text:style-name="T5">u</text:span><text:span text:style-name="T5">b</text:span><text:span text:style-name="T5">b</text:span><text:span text:style-name="T5">l</text:span><text:span text:style-name="T5">e</text:span></text:p>
            <text:p text:style-name="P2"><text:span text:style-name="T2"><text:s text:c="2"/></text:span><text:span text:style-name="T2">-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s</text:span><text:span text:style-name="T2">t</text:span><text:span text:style-name="T2">e</text:span><text:span text:style-name="T2">p</text:span><text:span text:style-name="T2">s</text:span><text:span text:style-name="T2"> </text:span><text:span text:style-name="T2">t</text:span><text:span text:style-name="T2">h</text:span><text:span text:style-name="T2">o</text:span><text:span text:style-name="T2">u</text:span><text:span text:style-name="T2">g</text:span><text:span text:style-name="T2">h</text:span><text:span text:style-name="T2">t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,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i</text:span><text:span text:style-name="T2">n</text:span><text:span text:style-name="T2">g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w</text:span><text:span text:style-name="T2">a</text:span><text:span text:style-name="T2">p</text:span><text:span text:style-name="T2"> </text:span><text:span text:style-name="T2">t</text:span><text:span text:style-name="T2">h</text:span><text:span text:style-name="T2">e</text:span><text:span text:style-name="T2">m</text:span><text:span text:style-name="T2"> </text:span></text:p>
            <text:p text:style-name="P2"><text:span text:style-name="T2"><text:s text:c="2"/></text:span><text:span text:style-name="T2"><text:s text:c="2"/></text:span><text:span text:style-name="T2">i</text:span><text:span text:style-name="T2">f </text:span><text:span text:style-name="T2">t</text:span><text:span text:style-name="T2">h</text:span><text:span text:style-name="T2">e</text:span><text:span text:style-name="T2">y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r</text:span><text:span text:style-name="T2">o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/text:p>
            <text:p text:style-name="P2"><text:span text:style-name="T4"/></text:p>
            <text:p text:style-name="P2"><text:span text:style-name="T2">-</text:span><text:span text:style-name="T2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  <text:p text:style-name="P2"><text:span text:style-name="T2"><text:s text:c="2"/></text:span><text:span text:style-name="T2">-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 </text:span><text:span text:style-name="T2">t</text:span><text:span text:style-name="T2">w</text:span><text:span text:style-name="T2">o</text:span><text:span text:style-name="T2"> </text:span><text:span text:style-name="T2">p</text:span><text:span text:style-name="T2">a</text:span><text:span text:style-name="T2">r</text:span><text:span text:style-name="T2">t</text:span><text:span text:style-name="T2">s</text:span><text:span text:style-name="T2">: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u</text:span><text:span text:style-name="T2">n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/text:p>
            <text:p text:style-name="P2"><text:span text:style-name="T2"><text:s text:c="2"/></text:span><text:span text:style-name="T2">-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 </text:span><text:span text:style-name="T2">(</text:span><text:span text:style-name="T2">o</text:span><text:span text:style-name="T2">r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s</text:span><text:span text:style-name="T2">t</text:span><text:span text:style-name="T2">)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p</text:span><text:span text:style-name="T2">a</text:span><text:span text:style-name="T2">r</text:span><text:span text:style-name="T2">t </text:span><text:span text:style-name="T2">a</text:span><text:span text:style-name="T2">n</text:span><text:span text:style-name="T2">d</text:span></text:p>
            <text:p text:style-name="P2"><text:span text:style-name="T2"><text:s text:c="2"/></text:span><text:span text:style-name="T2"><text:s text:c="2"/>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p</text:span><text:span text:style-name="T2">a</text:span><text:span text:style-name="T2">r</text:span><text:span text:style-name="T2">t</text:span></text:p>
            <text:p text:style-name="P2"><text:span text:style-name="T4"/></text:p>
            <text:p text:style-name="P2"><text:span text:style-name="T2">-</text:span><text:span text:style-name="T2"> </text:span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/text:p>
            <text:p text:style-name="P2"><text:span text:style-name="T2"><text:s text:c="2"/></text:span><text:span text:style-name="T2">-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 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n</text:span><text:span text:style-name="T2">e</text:span><text:span text:style-name="T2">w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, </text:span><text:span text:style-name="T2">m</text:span><text:span text:style-name="T2">o</text:span><text:span text:style-name="T2">v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i</text:span><text:span text:style-name="T2">n</text:span><text:span text:style-name="T2">g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/text:p>
            <text:p text:style-name="P2"><text:span text:style-name="T2"><text:s text:c="2"/></text:span><text:span text:style-name="T2"><text:s text:c="2"/></text:span><text:span text:style-name="T2">T</text:span><text:span text:style-name="T2">o</text:span><text:span text:style-name="T2"> </text:span><text:span text:style-name="T2">o</text:span><text:span text:style-name="T2">p</text:span><text:span text:style-name="T2">e</text:span><text:span text:style-name="T2">n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n</text:span><text:span text:style-name="T2">e</text:span><text:span text:style-name="T2">w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/text:p>
            <text:p text:style-name="P2"><text:span text:style-name="T4"/></text:p>
            <text:p text:style-name="P2"><text:span text:style-name="T2">-</text:span><text:span text:style-name="T2"> </text:span><text:span text:style-name="T5">Q</text:span><text:span text:style-name="T5">u</text:span><text:span text:style-name="T5">i</text:span><text:span text:style-name="T5">c</text:span><text:span text:style-name="T5">k</text:span><text:span text:style-name="T2"> </text:span><text:span text:style-name="T2">(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n</text:span><text:span text:style-name="T2">q</text:span><text:span text:style-name="T2">u</text:span><text:span text:style-name="T2">e</text:span><text:span text:style-name="T2">r</text:span></text:p>
            <text:p text:style-name="P2"><text:span text:style-name="T2"><text:s text:c="2"/></text:span><text:span text:style-name="T2">-</text:span><text:span text:style-name="T2"> </text:span><text:span text:style-name="T2">P</text:span><text:span text:style-name="T2">i</text:span><text:span text:style-name="T2">c</text:span><text:span text:style-name="T2">k</text:span><text:span text:style-name="T2">s</text:span><text:span text:style-name="T2"> </text:span><text:span text:style-name="T2">a</text:span><text:span text:style-name="T2"> </text:span><text:span text:style-name="T2">p</text:span><text:span text:style-name="T2">i</text:span><text:span text:style-name="T2">v</text:span><text:span text:style-name="T2">o</text:span><text:span text:style-name="T2">t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, 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i</text:span><text:span text:style-name="T2">v</text:span><text:span text:style-name="T2">o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 </text:span><text:span text:style-name="T2">s</text:span><text:span text:style-name="T2">o</text:span><text:span text:style-name="T2">r</text:span><text:span text:style-name="T2">t </text:span><text:span text:style-name="T2">t</text:span><text:span text:style-name="T2">h</text:span><text:span text:style-name="T2">e</text:span></text:p>
            <text:p text:style-name="P2"><text:span text:style-name="T2"><text:s text:c="2"/></text:span><text:span text:style-name="T2"><text:s text:c="2"/>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s</text:span></text:p>
            <text:p text:style-name="P2"><text:span text:style-name="T4"/></text:p>
            <text:p text:style-name="P2"><text:span text:style-name="T2">-</text:span><text:span text:style-name="T2"> </text:span><text:span text:style-name="T5">M</text:span><text:span text:style-name="T5">e</text:span><text:span text:style-name="T5">r</text:span><text:span text:style-name="T5">g</text:span><text:span text:style-name="T5">e</text:span><text:span text:style-name="T2"> </text:span><text:span text:style-name="T2">(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n</text:span><text:span text:style-name="T2">q</text:span><text:span text:style-name="T2">u</text:span><text:span text:style-name="T2">e</text:span><text:span text:style-name="T2">r</text:span><text:span text:style-name="T2">)</text:span></text:p>
            <text:p text:style-name="P2"><text:span text:style-name="T2"><text:s text:c="2"/></text:span><text:span text:style-name="T2">-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,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 </text:span><text:span text:style-name="T2">t</text:span><text:span text:style-name="T2">w</text:span><text:span text:style-name="T2">o</text:span><text:span text:style-name="T2"> </text:span><text:span text:style-name="T2">h</text:span><text:span text:style-name="T2">a</text:span><text:span text:style-name="T2">l</text:span><text:span text:style-name="T2">v</text:span><text:span text:style-name="T2">e</text:span><text:span text:style-name="T2">s</text:span><text:span text:style-name="T2">, </text:span><text:span text:style-name="T2">s</text:span><text:span text:style-name="T2">o</text:span><text:span text:style-name="T2">r</text:span><text:span text:style-name="T2">t </text:span><text:span text:style-name="T2">e</text:span><text:span text:style-name="T2">a</text:span><text:span text:style-name="T2">c</text:span><text:span text:style-name="T2">h</text:span><text:span text:style-name="T2"> </text:span><text:span text:style-name="T2">h</text:span><text:span text:style-name="T2">a</text:span><text:span text:style-name="T2">l</text:span><text:span text:style-name="T2">f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 </text:span><text:span text:style-name="T2">t</text:span><text:span text:style-name="T2">h</text:span><text:span text:style-name="T2">e</text:span></text:p>
            <text:p text:style-name="P2"><text:span text:style-name="T2"><text:s text:c="2"/></text:span><text:span text:style-name="T2"><text:s text:c="2"/>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h</text:span><text:span text:style-name="T2">a</text:span><text:span text:style-name="T2">l</text:span><text:span text:style-name="T2">v</text:span><text:span text:style-name="T2">e</text:span><text:span text:style-name="T2">s</text:span></text:p>
            <text:p text:style-name="P2"><text:span text:style-name="T4"/></text:p>
            <text:p text:style-name="P2"><text:span text:style-name="T2">-</text:span><text:span text:style-name="T2"> </text:span><text:span text:style-name="T5">H</text:span><text:span text:style-name="T5">e</text:span><text:span text:style-name="T5">a</text:span><text:span text:style-name="T5">p</text:span></text:p>
            <text:p text:style-name="P2"><text:span text:style-name="T2"><text:s text:c="2"/></text:span><text:span text:style-name="T2">-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e</text:span><text:span text:style-name="T2">s</text:span><text:span text:style-name="T2"> </text:span><text:span text:style-name="T2">a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h</text:span><text:span text:style-name="T2">e</text:span><text:span text:style-name="T2">a</text:span><text:span text:style-name="T2">p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/text:p>
            <text:p text:style-name="P2"><text:span text:style-name="T2"><text:s text:c="2"/></text:span><text:span text:style-name="T2">-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s</text:span><text:span text:style-name="T2"> </text:span><text:span text:style-name="T2">a</text:span><text:span text:style-name="T2"> </text:span><text:span text:style-name="T2">m</text:span><text:span text:style-name="T2">a</text:span><text:span text:style-name="T2">x</text:span><text:span text:style-name="T2"> </text:span><text:span text:style-name="T2">h</text:span><text:span text:style-name="T2">e</text:span><text:span text:style-name="T2">a</text:span><text:span text:style-name="T2">p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x</text:span></text:p>
            <text:p text:style-name="P2"><text:span text:style-name="T2"><text:s text:c="2"/></text:span><text:span text:style-name="T2"><text:s text:c="2"/>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e</text:span><text:span text:style-name="T2">a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d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d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.</text:span></text:p>
            <text:p text:style-name="P2"><text:span text:style-name="T4"/></text:p>
            <text:p text:style-name="P2"><text:span text:style-name="T5">-</text:span><text:span text:style-name="T5"> </text:span><text:span text:style-name="T5">I</text:span><text:span text:style-name="T5">s</text:span><text:span text:style-name="T5">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t</text:span><text:span text:style-name="T5">o</text:span><text:span text:style-name="T5"> </text:span><text:span text:style-name="T5">s</text:span><text:span text:style-name="T5">o</text:span><text:span text:style-name="T5">r</text:span><text:span text:style-name="T5">t</text:span><text:span text:style-name="T5"> </text:span><text:span text:style-name="T5">i</text:span><text:span text:style-name="T5">n</text:span><text:span text:style-name="T5"> </text:span><text:span text:style-name="T5">O</text:span><text:span text:style-name="T5">(</text:span><text:span text:style-name="T5">N</text:span><text:span text:style-name="T5">)</text:span><text:span text:style-name="T5">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s</text:span><text:span text:style-name="T2">t</text:span><text:span text:style-name="T2">e</text:span><text:span text:style-name="T2">p</text:span><text:span text:style-name="T2">s</text:span><text:span text:style-name="T2"> </text:span><text:span text:style-name="T2">t</text:span><text:span text:style-name="T2">h</text:span><text:span text:style-name="T2">o</text:span><text:span text:style-name="T2">u</text:span><text:span text:style-name="T2">g</text:span><text:span text:style-name="T2">h</text:span><text:span text:style-name="T2">t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,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i</text:span><text:span text:style-name="T2">n</text:span><text:span text:style-name="T2">g</text:span><text:span text:style-name="T2"> </text:span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w</text:span><text:span text:style-name="T2">a</text:span><text:span text:style-name="T2">p</text:span><text:span text:style-name="T2"> </text:span><text:span text:style-name="T2">t</text:span><text:span text:style-name="T2">h</text:span><text:span text:style-name="T2">e</text:span><text:span text:style-name="T2">m</text:span><text:span text:style-name="T2"> </text:span><text:span text:style-name="T2">i</text:span><text:span text:style-name="T2">f </text:span><text:span text:style-name="T2">t</text:span><text:span text:style-name="T2">h</text:span><text:span text:style-name="T2">e</text:span><text:span text:style-name="T2">y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r</text:span><text:span text:style-name="T2">o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/><text:s/>if array[i] &gt; array[i+1]</text:p>
            <text:p><text:s/><text:s/><text:s/><text:s/>swap(i, i+1)</text:p>
            <text:p><text:s/><text:s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 </text:span><text:span text:style-name="T2">t</text:span><text:span text:style-name="T2">w</text:span><text:span text:style-name="T2">o</text:span><text:span text:style-name="T2"> </text:span><text:span text:style-name="T2">p</text:span><text:span text:style-name="T2">a</text:span><text:span text:style-name="T2">r</text:span><text:span text:style-name="T2">t</text:span><text:span text:style-name="T2">s</text:span><text:span text:style-name="T2">: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u</text:span><text:span text:style-name="T2">n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/text:p>
            <text:p><text:span text:style-name="T2">-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 </text:span><text:span text:style-name="T2">(</text:span><text:span text:style-name="T2">o</text:span><text:span text:style-name="T2">r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s</text:span><text:span text:style-name="T2">t</text:span><text:span text:style-name="T2">)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p</text:span><text:span text:style-name="T2">a</text:span><text:span text:style-name="T2">r</text:span><text:span text:style-name="T2">t </text:span><text:span text:style-name="T2">a</text:span><text:span text:style-name="T2">n</text:span><text:span text:style-name="T2">d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p</text:span><text:span text:style-name="T2">a</text:span><text:span text:style-name="T2">r</text:span><text:span text:style-name="T2">t</text:span></text:p>
          </draw:text-box>
        </draw:frame>
        <draw:custom-shape draw:style-name="gr7" draw:text-style-name="P11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1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" draw:layer="layout" svg:width="8.071cm" svg:height="1.673cm" svg:x="11.45cm" svg:y="11.257cm">
          <draw:text-box>
            <text:p>If array[j] &lt; array[minIndex]</text:p>
            <text:p><text:s/><text:s/>minIndex = j</text:p>
          </draw:text-box>
        </draw:frame>
        <draw:custom-shape draw:style-name="gr27" draw:text-style-name="P11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3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7.3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7.3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7.3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7.3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7.3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7.3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7.3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7.3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7.3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7.3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7.3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7.3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7.3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7.3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7.3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7.3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97cm" svg:height="0.52cm" svg:x="25.475cm" svg:y="6.7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7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3.542cm" svg:y="6.7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7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7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0.678cm" svg:y="6.7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7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18.755cm" svg:y="6.7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7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6.868cm" svg:y="6.7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7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7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4.017cm" svg:y="6.7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3.058cm" svg:y="6.7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7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7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0.189cm" svg:y="6.7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7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7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7.296cm" svg:y="6.7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7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5.409cm" svg:y="6.7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7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7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2.523cm" svg:y="6.7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7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" draw:layer="layout" svg:width="4.278cm" svg:height="0.962cm" svg:x="1.061cm" svg:y="1cm">
          <draw:text-box>
            <text:p>Insertion Sort</text:p>
          </draw:text-box>
        </draw:frame>
        <draw:frame draw:style-name="gr40" draw:text-style-name="P9" draw:layer="layout" svg:width="25.717cm" svg:height="3.748cm" svg:x="1cm" svg:y="1.697cm">
          <draw:text-box>
            <text:p><text:span text:style-name="T2">-</text:span><text:span text:style-name="T2"> </text:span><text:span text:style-name="T2">V</text:span><text:span text:style-name="T2">i</text:span><text:span text:style-name="T2">s</text:span><text:span text:style-name="T2">i</text:span><text:span text:style-name="T2">t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o</text:span><text:span text:style-name="T2">n</text:span><text:span text:style-name="T2">e</text:span></text:p>
            <text:p><text:span text:style-name="T2"><text:s text:c="2"/></text:span><text:span text:style-name="T2">-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c</text:span><text:span text:style-name="T2">o</text:span><text:span text:style-name="T2">p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t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(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)</text:span></text:p>
            <text:p><text:span text:style-name="T2"><text:s text:c="2"/></text:span><text:span text:style-name="T2">-</text:span><text:span text:style-name="T2"> </text:span><text:span text:style-name="T2">G</text:span><text:span text:style-name="T2">o</text:span><text:span text:style-name="T2"> </text:span><text:span text:style-name="T2">l</text:span><text:span text:style-name="T2">e</text:span><text:span text:style-name="T2">f</text:span><text:span text:style-name="T2">t </text:span><text:span text:style-name="T2">m</text:span><text:span text:style-name="T2">o</text:span><text:span text:style-name="T2">v</text:span><text:span text:style-name="T2">i</text:span><text:span text:style-name="T2">n</text:span><text:span text:style-name="T2">g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n</text:span><text:span text:style-name="T2">e</text:span><text:span text:style-name="T2"> 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i</text:span><text:span text:style-name="T2">g</text:span><text:span text:style-name="T2">h</text:span><text:span text:style-name="T2">t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i</text:span><text:span text:style-name="T2">t </text:span><text:span text:style-name="T2">i</text:span><text:span text:style-name="T2">s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p</text:span><text:span text:style-name="T2">i</text:span><text:span text:style-name="T2">e</text:span><text:span text:style-name="T2">d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/text:p>
            <text:p><text:span text:style-name="T2"><text:s text:c="2"/></text:span><text:span text:style-name="T2">-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r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r</text:span><text:span text:style-name="T2"> </text:span><text:span text:style-name="T2">y</text:span><text:span text:style-name="T2">o</text:span><text:span text:style-name="T2">u</text:span><text:span text:style-name="T2"> </text:span><text:span text:style-name="T2">r</text:span><text:span text:style-name="T2">e</text:span><text:span text:style-name="T2">a</text:span><text:span text:style-name="T2">c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g</text:span><text:span text:style-name="T2">i</text:span><text:span text:style-name="T2">n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s</text:span><text:span text:style-name="T2">a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p</text:span><text:span text:style-name="T2">i</text:span><text:span text:style-name="T2">e</text:span><text:span text:style-name="T2">d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/text:p>
            <text:p><text:span text:style-name="T2"><text:s/></text:span><text:span text:style-name="T2">#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text:span text:style-name="T2"> </text:span><text:span text:style-name="T2">t</text:span><text:span text:style-name="T2">w</text:span><text:span text:style-name="T2">o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o</text:span><text:span text:style-name="T2">n</text:span><text:span text:style-name="T2">e</text:span><text:span text:style-name="T2"> </text:span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w</text:span><text:span text:style-name="T2">i</text:span><text:span text:style-name="T2">l</text:span><text:span text:style-name="T2">l </text:span><text:span text:style-name="T2">b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w</text:span><text:span text:style-name="T2">e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/text:p>
            <text:p><text:span text:style-name="T2"/></text:p>
          </draw:text-box>
        </draw:frame>
        <draw:frame draw:style-name="gr41" draw:text-style-name="P3" draw:layer="layout" svg:width="2.475cm" svg:height="0.962cm" svg:x="1.47cm" svg:y="9.931cm">
          <draw:text-box>
            <text:p>current</text:p>
          </draw:text-box>
        </draw:frame>
        <draw:custom-shape draw:style-name="gr42" draw:text-style-name="P11" draw:layer="layout" svg:width="1.27cm" svg:height="0.953cm" svg:x="3.927cm" svg:y="10.002cm">
          <text:p text:style-name="P10">33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1.27cm" svg:height="0.952cm" svg:x="2.27cm" svg:y="5.763cm">
          <text:p text:style-name="P10">i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1" draw:layer="layout" svg:width="1.27cm" svg:height="0.952cm" svg:x="2.587cm" svg:y="8.62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45" draw:text-style-name="P16" draw:layer="layout" svg:width="3.465cm" svg:height="0.962cm" svg:x="1.061cm" svg:y="1cm">
          <draw:text-box>
            <text:p><text:span text:style-name="T9">Quick Sort</text:span></text:p>
          </draw:text-box>
        </draw:frame>
        <draw:custom-shape draw:style-name="gr2" draw:text-style-name="P5" draw:layer="layout" svg:width="0.97cm" svg:height="0.999cm" svg:x="25.226cm" svg:y="19.051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256cm" svg:y="19.051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303cm" svg:y="19.05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333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398cm" svg:y="19.051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428cm" svg:y="19.051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475cm" svg:y="19.051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516cm" svg:y="19.051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588cm" svg:y="19.051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629cm" svg:y="19.051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665cm" svg:y="19.051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706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778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819cm" svg:y="19.051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855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896cm" svg:y="19.051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95cm" svg:y="19.051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98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027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057cm" svg:y="19.051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14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17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217cm" svg:y="19.051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247cm" svg:y="19.051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284cm" svg:y="19.051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325cm" svg:y="19.051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97cm" svg:height="0.52cm" svg:x="25.236cm" svg:y="18.45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267cm" svg:y="18.45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23.303cm" svg:y="18.45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333cm" svg:y="18.45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398cm" svg:y="18.45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20.439cm" svg:y="18.45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475cm" svg:y="18.45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18.516cm" svg:y="18.45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588cm" svg:y="18.45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16.629cm" svg:y="18.45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665cm" svg:y="18.45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706cm" svg:y="18.45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13.778cm" svg:y="18.45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0.97cm" svg:height="0.52cm" svg:x="12.819cm" svg:y="18.45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855cm" svg:y="18.45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0.896cm" svg:y="18.45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9.95cm" svg:y="18.45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98cm" svg:y="18.45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027cm" svg:y="18.45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7.057cm" svg:y="18.45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14cm" svg:y="18.45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5.17cm" svg:y="18.45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217cm" svg:y="18.45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247cm" svg:y="18.45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draw:layer="layout" svg:width="0.97cm" svg:height="0.52cm" svg:x="2.284cm" svg:y="18.45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317cm" svg:y="18.44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8" draw:layer="layout" svg:width="25.083cm" svg:height="3.482cm" svg:x="1.117cm" svg:y="2.015cm">
          <draw:text-box>
            <text:p text:style-name="P17"><text:span text:style-name="T10">- Choose a Pivot: Select an element from the array to act as the pivot (first, mid, last, random index)</text:span></text:p>
            <text:p text:style-name="P17"><text:span text:style-name="T10">- Partitioning: Rearrange the array so that all elements less than the pivot come before it, and all elements greater than the pivot </text:span><text:span text:style-name="T10">come after it. The pivot is now in its final position.</text:span></text:p>
            <text:p text:style-name="P17"><text:span text:style-name="T10">- Recursively apply the same process to the sub-arrays of elements with smaller and larger values.</text:span></text:p>
            <text:p text:style-name="P17"/>
          </draw:text-box>
        </draw:frame>
        <draw:custom-shape draw:style-name="gr2" draw:text-style-name="P5" draw:layer="layout" svg:width="0.97cm" svg:height="0.999cm" svg:x="25.42cm" svg:y="7.621cm">
          <text:p text:style-name="P4"><text:span text:style-name="T6">3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5cm" svg:y="7.621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497cm" svg:y="7.62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27cm" svg:y="7.62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592cm" svg:y="7.621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22cm" svg:y="7.621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669cm" svg:y="7.621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1cm" svg:y="7.621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782cm" svg:y="7.621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23cm" svg:y="7.621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859cm" svg:y="7.621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cm" svg:y="7.62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972cm" svg:y="7.62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13cm" svg:y="7.621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49cm" svg:y="7.62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09cm" svg:y="7.621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44cm" svg:y="7.621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174cm" svg:y="7.62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21cm" svg:y="7.62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51cm" svg:y="7.621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34cm" svg:y="7.62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364cm" svg:y="7.62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11cm" svg:y="7.621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41cm" svg:y="7.621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478cm" svg:y="7.621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19cm" svg:y="7.621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0.97cm" svg:height="0.52cm" svg:x="25.43cm" svg:y="7.02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461cm" svg:y="7.02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0.97cm" svg:height="0.52cm" svg:x="23.497cm" svg:y="7.02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27cm" svg:y="7.02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592cm" svg:y="7.02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layout" svg:width="0.97cm" svg:height="0.52cm" svg:x="20.633cm" svg:y="7.02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669cm" svg:y="7.02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5" draw:layer="layout" svg:width="0.97cm" svg:height="0.52cm" svg:x="18.71cm" svg:y="7.02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782cm" svg:y="7.02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0.97cm" svg:height="0.52cm" svg:x="16.823cm" svg:y="7.02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859cm" svg:y="7.02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cm" svg:y="7.02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0.97cm" svg:height="0.52cm" svg:x="13.972cm" svg:y="7.02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0.97cm" svg:height="0.52cm" svg:x="13.013cm" svg:y="7.02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49cm" svg:y="7.02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09cm" svg:y="7.02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7cm" svg:height="0.52cm" svg:x="10.144cm" svg:y="7.02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174cm" svg:y="7.02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21cm" svg:y="7.02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97cm" svg:height="0.52cm" svg:x="7.251cm" svg:y="7.02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34cm" svg:y="7.02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5.364cm" svg:y="7.02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11cm" svg:y="7.02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41cm" svg:y="7.02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0.97cm" svg:height="0.52cm" svg:x="2.478cm" svg:y="7.02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11cm" svg:y="7.01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25.475cm" svg:y="5.3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23.542cm" svg:y="5.3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20.678cm" svg:y="5.3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18.755cm" svg:y="5.3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16.868cm" svg:y="5.3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14.017cm" svg:y="5.3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5" draw:layer="layout" svg:width="0.97cm" svg:height="0.52cm" svg:x="13.058cm" svg:y="5.3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0.97cm" svg:height="0.52cm" svg:x="10.189cm" svg:y="5.3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0.97cm" svg:height="0.52cm" svg:x="7.296cm" svg:y="5.3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draw:layer="layout" svg:width="0.97cm" svg:height="0.52cm" svg:x="5.409cm" svg:y="5.3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0.97cm" svg:height="0.52cm" svg:x="2.523cm" svg:y="5.3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,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n</text:span><text:span text:style-name="T2"> </text:span><text:span text:style-name="T2">t</text:span><text:span text:style-name="T2">w</text:span><text:span text:style-name="T2">o</text:span><text:span text:style-name="T2"> </text:span><text:span text:style-name="T2">h</text:span><text:span text:style-name="T2">a</text:span><text:span text:style-name="T2">l</text:span><text:span text:style-name="T2">v</text:span><text:span text:style-name="T2">e</text:span><text:span text:style-name="T2">s</text:span><text:span text:style-name="T2">, </text:span><text:span text:style-name="T2">s</text:span><text:span text:style-name="T2">o</text:span><text:span text:style-name="T2">r</text:span><text:span text:style-name="T2">t </text:span><text:span text:style-name="T2">e</text:span><text:span text:style-name="T2">a</text:span><text:span text:style-name="T2">c</text:span><text:span text:style-name="T2">h</text:span><text:span text:style-name="T2"> </text:span><text:span text:style-name="T2">h</text:span><text:span text:style-name="T2">a</text:span><text:span text:style-name="T2">l</text:span><text:span text:style-name="T2">f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h</text:span><text:span text:style-name="T2">a</text:span><text:span text:style-name="T2">l</text:span><text:span text:style-name="T2">v</text:span><text:span text:style-name="T2">e</text:span><text:span text:style-name="T2">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e</text:span><text:span text:style-name="T2">s</text:span><text:span text:style-name="T2"> </text:span><text:span text:style-name="T2">a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h</text:span><text:span text:style-name="T2">e</text:span><text:span text:style-name="T2">a</text:span><text:span text:style-name="T2">p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/text:p>
            <text:p><text:span text:style-name="T2">-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s</text:span><text:span text:style-name="T2"> </text:span><text:span text:style-name="T2">a</text:span><text:span text:style-name="T2"> </text:span><text:span text:style-name="T2">m</text:span><text:span text:style-name="T2">a</text:span><text:span text:style-name="T2">x</text:span><text:span text:style-name="T2"> </text:span><text:span text:style-name="T2">h</text:span><text:span text:style-name="T2">e</text:span><text:span text:style-name="T2">a</text:span><text:span text:style-name="T2">p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e</text:span><text:span text:style-name="T2">d</text:span><text:span text:style-name="T2">l</text:span><text:span text:style-name="T2">y</text:span><text:span text:style-name="T2"> </text:span><text:span text:style-name="T2">e</text:span><text:span text:style-name="T2">x</text:span><text:span text:style-name="T2">t</text:span><text:span text:style-name="T2">r</text:span><text:span text:style-name="T2">a</text:span><text:span text:style-name="T2">c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x</text:span></text:p>
            <text:p><text:span text:style-name="T2"><text:s text:c="2"/>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e</text:span><text:span text:style-name="T2">a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d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d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07T22:23:36.206656267</dc:date>
    <meta:editing-duration>PT2H8M13S</meta:editing-duration>
    <meta:editing-cycles>15</meta:editing-cycles>
    <meta:document-statistic meta:object-count="389"/>
  </office:meta>
</office:document-meta>
</file>